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9E8D4D2D384861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gr2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4.9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6.7cm" fo:min-width="4.95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3.85cm" fo:padding-top="0.15cm" fo:padding-bottom="0.15cm" fo:padding-left="0.275cm" fo:padding-right="0.275cm"/>
    </style:style>
    <style:style style:name="gr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6.7cm" fo:min-width="4.15cm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7cm" fo:min-width="2.95cm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2.05cm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cm" fo:min-width="3.15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svg:stroke-color="#000000" draw:marker-start-width="0.313cm" draw:marker-end="Arrow" draw:marker-end-width="0.313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cm" svg:stroke-color="#000000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5.196cm"/>
    </style:style>
    <style:style style:name="gr15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5cm" svg:stroke-color="#000000" draw:marker-start-width="0.355cm" draw:marker-end-width="0.355cm" draw:fill="bitmap" draw:fill-image-name="_33_0_20_Percent" draw:textarea-horizontal-align="justify" draw:textarea-vertical-align="middle" draw:auto-grow-height="false" fo:min-height="0.846cm" fo:min-width="20.35cm" fo:padding-top="0.15cm" fo:padding-bottom="0.15cm" fo:padding-left="0.275cm" fo:padding-right="0.275cm"/>
    </style:style>
    <style:style style:name="gr17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846cm" fo:min-width="6.05cm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346cm" fo:min-width="2.639cm" fo:padding-top="0.15cm" fo:padding-bottom="0.15cm" fo:padding-left="0.275cm" fo:padding-right="0.275cm"/>
    </style:style>
    <style:style style:name="gr19" style:family="graphic" style:parent-style-name="standard">
      <style:graphic-properties svg:stroke-width="0.05cm" svg:stroke-color="#000000" draw:marker-start-width="0.355cm" draw:marker-end-width="0.355cm" draw:fill="solid" draw:fill-color="#ffffff" draw:textarea-horizontal-align="justify" draw:textarea-vertical-align="middle" draw:auto-grow-height="false" fo:min-height="0.846cm" fo:min-width="2.85cm" fo:padding-top="0.15cm" fo:padding-bottom="0.15cm" fo:padding-left="0.275cm" fo:padding-right="0.2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1.5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5.19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958cm"/>
    </style:style>
    <style:style style:name="gr23" style:family="graphic" style:parent-style-name="standard">
      <style:graphic-properties draw:stroke="none" draw:fill="none" fo:min-height="0.39cm"/>
    </style:style>
    <style:style style:name="gr24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17.239cm" fo:padding-top="0.15cm" fo:padding-bottom="0.15cm" fo:padding-left="0.275cm" fo:padding-right="0.275cm"/>
    </style:style>
    <style:style style:name="gr25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8.45cm" fo:padding-top="0.15cm" fo:padding-bottom="0.15cm" fo:padding-left="0.275cm" fo:padding-right="0.275cm"/>
    </style:style>
    <style:style style:name="gr2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2.25cm" fo:padding-top="0.15cm" fo:padding-bottom="0.15cm" fo:padding-left="0.275cm" fo:padding-right="0.275cm"/>
    </style:style>
    <style:style style:name="gr27" style:family="graphic" style:parent-style-name="measure">
      <style:graphic-properties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655cm"/>
    </style:style>
    <style:style style:name="gr29" style:family="graphic" style:parent-style-name="measure">
      <style:graphic-properties draw:textarea-vertical-align="middle" draw:line-distance="1.33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3cm" fo:min-width="4.8cm"/>
    </style:style>
    <style:style style:name="gr31" style:family="graphic" style:parent-style-name="standard">
      <style:graphic-properties svg:stroke-width="0.05cm" svg:stroke-color="#000000" draw:marker-start-width="0.355cm" draw:marker-end-width="0.355cm" draw:fill="bitmap" draw:fill-image-name="_33_0_20_Percent" draw:textarea-horizontal-align="justify" draw:textarea-vertical-align="middle" draw:auto-grow-height="false" fo:min-height="0.846cm" fo:min-width="3.05cm" fo:padding-top="0.15cm" fo:padding-bottom="0.15cm" fo:padding-left="0.275cm" fo:padding-right="0.275cm"/>
    </style:style>
    <style:style style:name="gr32" style:family="graphic" style:parent-style-name="standard">
      <style:graphic-properties svg:stroke-width="0.05cm" svg:stroke-color="#000000" draw:marker-start-width="0.355cm" draw:marker-end-width="0.355cm" draw:fill="bitmap" draw:fill-image-name="_33_0_20_Percent" draw:textarea-horizontal-align="justify" draw:textarea-vertical-align="middle" draw:auto-grow-height="false" fo:min-height="0.846cm" fo:min-width="1.85cm" fo:padding-top="0.15cm" fo:padding-bottom="0.15cm" fo:padding-left="0.275cm" fo:padding-right="0.275cm"/>
    </style:style>
    <style:style style:name="gr33" style:family="graphic" style:parent-style-name="standard">
      <style:graphic-properties draw:stroke="none" draw:fill="none" fo:min-height="0.547cm"/>
    </style:style>
    <style:style style:name="gr34" style:family="graphic" style:parent-style-name="standard">
      <style:graphic-properties draw:stroke="none" draw:fill="none" fo:min-height="0.471cm"/>
    </style:style>
    <style:style style:name="gr35" style:family="graphic" style:parent-style-name="objectwithoutfill">
      <style:graphic-properties svg:stroke-width="0.05cm" svg:stroke-color="#000000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36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3.35cm" fo:padding-top="0.15cm" fo:padding-bottom="0.15cm" fo:padding-left="0.275cm" fo:padding-right="0.275cm"/>
    </style:style>
    <style:style style:name="gr37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2.75cm" fo:padding-top="0.15cm" fo:padding-bottom="0.15cm" fo:padding-left="0.275cm" fo:padding-right="0.275cm"/>
    </style:style>
    <style:style style:name="gr38" style:family="graphic" style:parent-style-name="standard">
      <style:graphic-properties svg:stroke-width="0.05cm" svg:stroke-color="#000000" draw:marker-start-width="0.355cm" draw:marker-end-width="0.355cm" draw:fill="none" draw:textarea-horizontal-align="justify" draw:textarea-vertical-align="middle" draw:auto-grow-height="false" fo:min-height="0.846cm" fo:min-width="3.15cm" fo:padding-top="0.15cm" fo:padding-bottom="0.15cm" fo:padding-left="0.275cm" fo:padding-right="0.275cm"/>
    </style:style>
    <style:style style:name="P1" style:family="paragraph">
      <loext:graphic-properties draw:fill="none" draw:fill-color="#ffffff"/>
      <style:text-properties fo:color="#ffffff" fo:font-size="24pt" fo:background-color="transparent" style:font-size-asian="24pt" style:font-size-complex="24pt"/>
    </style:style>
    <style:style style:name="P2" style:family="paragraph">
      <loext:graphic-properties draw:fill="none"/>
      <style:paragraph-properties fo:text-align="center"/>
      <style:text-properties style:font-name="Times New Roman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Times New Roman" fo:font-weight="bold" style:font-weight-asian="bold" style:font-weight-complex="bold"/>
    </style:style>
    <style:style style:name="P5" style:family="paragraph">
      <loext:graphic-properties draw:fill="none" draw:fill-color="#ffffff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bitmap" draw:fill-image-name="_33_0_20_Percent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="solid" draw:fill-color="#ffffff"/>
      <style:paragraph-properties fo:text-align="center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>
      <loext:graphic-properties draw:fill="none"/>
      <style:paragraph-properties fo:text-align="center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solid" draw:fill-color="#ffffff"/>
      <style:paragraph-properties fo:text-align="center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0" style:family="paragraph">
      <loext:graphic-properties draw:fill="none" draw:fill-color="#ffffff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1" style:family="paragraph">
      <style:paragraph-properties fo:margin-top="0.42cm" fo:margin-bottom="0.35cm" fo:text-align="start"/>
    </style:style>
    <style:style style:name="P12" style:family="paragraph">
      <loext:graphic-properties draw:fill="none"/>
      <style:paragraph-properties fo:margin-top="0.42cm" fo:margin-bottom="0.35cm" fo:text-align="star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5" style:family="paragraph">
      <loext:graphic-properties draw:fill="none"/>
      <style:paragraph-properties fo:text-align="center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16" style:family="paragraph">
      <loext:graphic-properties draw:fill="none"/>
      <style:paragraph-properties fo:margin-top="0.42cm" fo:margin-bottom="0.35cm" fo:text-align="start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7" style:family="paragraph">
      <loext:graphic-properties draw:fill="none"/>
      <style:paragraph-properties fo:margin-top="0.42cm" fo:margin-bottom="0.35cm" fo:text-align="start"/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8" style:family="paragraph">
      <loext:graphic-properties draw:fill="none"/>
      <style:paragraph-properties fo:text-align="center"/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fo:color="#ffffff" fo:font-size="24pt" fo:background-color="transparent" style:font-size-asian="24pt" style:font-size-complex="24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letter-kerning="true" style:font-name-asian="AR PL SungtiL GB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Times New Roman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letter-kerning="true" style:font-name-asian="AR PL SungtiL GB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4pt" fo:font-style="italic" fo:text-shadow="none" style:text-underline-style="none" fo:font-weight="bold" style:letter-kerning="true" style:font-name-asian="AR PL SungtiL GB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1" style:family="text"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bold" style:letter-kerning="true" style:font-name-asian="AR PL SungtiL GB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0.972cm" svg:height="1.195cm" svg:x="11.039cm" svg:y="2.159cm">
          <draw:text-box>
            <text:p><text:span text:style-name="T1">1</text:span></text:p>
          </draw:text-box>
        </draw:frame>
        <draw:custom-shape draw:style-name="gr2" draw:text-style-name="P2" draw:layer="layout" svg:width="5.5cm" svg:height="1.1cm" svg:x="1.839cm" svg:y="2.254cm">
          <text:p><text:span text:style-name="T2">te</text:span><text:span text:style-name="T2">st</text:span><text:span text:style-name="T2">-</text:span><text:span text:style-name="T2">s</text:span><text:span text:style-name="T2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7cm" svg:x="1.839cm" svg:y="2.2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4cm" svg:height="1.1cm" svg:x="2.939cm" svg:y="8.154cm">
          <text:p><text:span text:style-name="T2">libtestso.lib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4.7cm" svg:height="7cm" svg:x="9.511cm" svg:y="2.2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cm" svg:height="1cm" svg:x="9.511cm" svg:y="2.254cm">
          <text:p><text:span text:style-name="T2">testso_v1.so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1.1cm" svg:x="10.311cm" svg:y="6.354cm">
          <text:p><text:span text:style-name="T2">tsInit();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cm" svg:height="1.1cm" svg:x="10.311cm" svg:y="4.754cm">
          <text:p><text:span text:style-name="T2">tsShowInfo();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6cm" svg:height="1.1cm" svg:x="2.439cm" svg:y="5.654cm">
          <text:p><text:span text:style-name="T2">tsInit();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7cm" svg:height="1.1cm" svg:x="2.439cm" svg:y="4.054cm">
          <text:p><text:span text:style-name="T2">tsShowInfo();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.639cm" svg:y1="6.754cm" svg:x2="3.639cm" svg:y2="8.154cm">
          <text:p/>
        </draw:line>
        <draw:line draw:style-name="gr9" draw:text-style-name="P3" draw:layer="layout" svg:x1="5.739cm" svg:y1="5.154cm" svg:x2="5.739cm" svg:y2="8.154cm">
          <text:p/>
        </draw:line>
        <draw:line draw:style-name="gr10" draw:text-style-name="P3" draw:layer="layout" svg:x1="7.311cm" svg:y1="8.354cm" svg:x2="8.011cm" svg:y2="8.354cm">
          <text:p/>
        </draw:line>
        <draw:line draw:style-name="gr10" draw:text-style-name="P3" draw:layer="layout" svg:x1="8.011cm" svg:y1="5.254cm" svg:x2="8.011cm" svg:y2="8.354cm">
          <text:p/>
        </draw:line>
        <draw:line draw:style-name="gr11" draw:text-style-name="P3" draw:layer="layout" svg:x1="8.011cm" svg:y1="5.254cm" svg:x2="10.311cm" svg:y2="5.254cm">
          <text:p/>
        </draw:line>
        <draw:line draw:style-name="gr10" draw:text-style-name="P3" draw:layer="layout" svg:x1="7.311cm" svg:y1="8.854cm" svg:x2="8.711cm" svg:y2="8.854cm">
          <text:p/>
        </draw:line>
        <draw:line draw:style-name="gr10" draw:text-style-name="P3" draw:layer="layout" svg:x1="8.711cm" svg:y1="6.854cm" svg:x2="8.711cm" svg:y2="8.854cm">
          <text:p/>
        </draw:line>
        <draw:line draw:style-name="gr11" draw:text-style-name="P3" draw:layer="layout" svg:x1="8.711cm" svg:y1="6.854cm" svg:x2="10.411cm" svg:y2="6.854cm">
          <text:p/>
        </draw:line>
        <draw:frame draw:style-name="gr12" draw:text-style-name="P4" draw:layer="layout" svg:width="3.8cm" svg:height="0.954cm" svg:x="2.711cm" svg:y="1.3cm">
          <draw:text-box>
            <text:p><text:span text:style-name="T3">Програ</text:span><text:span text:style-name="T4">мма</text:span></text:p>
          </draw:text-box>
        </draw:frame>
        <draw:frame draw:style-name="gr13" draw:text-style-name="P4" draw:layer="layout" svg:width="7.11cm" svg:height="0.954cm" svg:x="9.39cm" svg:y="1.3cm">
          <draw:text-box>
            <text:p><text:span text:style-name="T4">Подгружаемый модуль</text:span></text:p>
          </draw:text-box>
        </draw:frame>
        <draw:frame draw:style-name="gr14" draw:text-style-name="P5" draw:layer="layout" svg:width="5.696cm" svg:height="1.343cm" svg:x="1.511cm" svg:y="10.211cm">
          <draw:text-box>
            <text:p><text:span text:style-name="T5">Резидентная часть</text:span></text:p>
            <text:p><text:span text:style-name="T5">Подгружаемого модуля</text:span></text:p>
          </draw:text-box>
        </draw:frame>
        <draw:line draw:style-name="gr15" draw:text-style-name="P3" draw:layer="layout" svg:x1="4.311cm" svg:y1="10.454cm" svg:x2="5.111cm" svg:y2="9.254cm">
          <text:p/>
        </draw:line>
        <draw:custom-shape draw:style-name="gr16" draw:text-style-name="P6" draw:layer="layout" svg:width="20.9cm" svg:height="1.146cm" svg:x="6.6cm" svg:y="17.494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6.6cm" svg:height="1.146cm" svg:x="8.8cm" svg:y="17.49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8" draw:layer="layout" svg:width="3.189cm" svg:height="0.646cm" svg:x="12.2cm" svg:y="17.84cm">
          <text:p><text:span text:style-name="T6">libtestso.lib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4cm" svg:height="1.146cm" svg:x="16.6cm" svg:y="17.494cm">
          <text:p><text:span text:style-name="T7">testso_v1.so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3.4cm" svg:height="1.146cm" svg:x="21.5cm" svg:y="17.494cm">
          <text:p><text:span text:style-name="T7">testso_v2.so</text:span></text:p>
          <draw:enhanced-geometry svg:viewBox="0 0 21600 21600" draw:type="rectangle" draw:enhanced-path="M 0 0 L 21600 0 21600 21600 0 21600 0 0 Z N"/>
        </draw:custom-shape>
        <draw:frame draw:style-name="gr20" draw:text-style-name="P5" draw:layer="layout" svg:width="2.001cm" svg:height="0.797cm" svg:x="7.9cm" svg:y="18.643cm">
          <draw:text-box>
            <text:p><text:span text:style-name="T5">0x6000</text:span></text:p>
          </draw:text-box>
        </draw:frame>
        <draw:frame draw:style-name="gr20" draw:text-style-name="P5" draw:layer="layout" svg:width="2.001cm" svg:height="0.797cm" svg:x="15.8cm" svg:y="18.643cm">
          <draw:text-box>
            <text:p><text:span text:style-name="T5">0x8000</text:span></text:p>
          </draw:text-box>
        </draw:frame>
        <draw:frame draw:style-name="gr20" draw:text-style-name="P5" draw:layer="layout" svg:width="2.001cm" svg:height="0.797cm" svg:x="20.699cm" svg:y="18.643cm">
          <draw:text-box>
            <text:p><text:span text:style-name="T5">0x9000</text:span></text:p>
          </draw:text-box>
        </draw:frame>
        <draw:frame draw:style-name="gr21" draw:text-style-name="P10" draw:layer="layout" svg:width="5.696cm" svg:height="0.878cm" svg:x="8.9cm" svg:y="16.54cm">
          <draw:text-box>
            <text:p><text:span text:style-name="T8"><text:s/></text:span><text:span text:style-name="T8">Программа test-so</text:span></text:p>
          </draw:text-box>
        </draw:frame>
        <draw:frame draw:style-name="gr22" draw:text-style-name="P10" draw:layer="layout" svg:width="2.458cm" svg:height="0.878cm" svg:x="17.042cm" svg:y="16.562cm">
          <draw:text-box>
            <text:p><text:span text:style-name="T8">Модуль</text:span></text:p>
          </draw:text-box>
        </draw:frame>
        <draw:frame draw:style-name="gr22" draw:text-style-name="P10" draw:layer="layout" svg:width="2.458cm" svg:height="0.878cm" svg:x="21.9cm" svg:y="16.562cm">
          <draw:text-box>
            <text:p><text:span text:style-name="T8">Модуль</text:span></text:p>
          </draw:text-box>
        </draw:frame>
        <draw:line draw:style-name="gr10" draw:text-style-name="P3" draw:layer="layout" svg:x1="14.9cm" svg:y1="15.44cm" svg:x2="14.9cm" svg:y2="17.84cm">
          <text:p/>
        </draw:line>
        <draw:line draw:style-name="gr10" draw:text-style-name="P3" draw:layer="layout" svg:x1="14.9cm" svg:y1="16.44cm" svg:x2="16.6cm" svg:y2="16.44cm">
          <text:p/>
        </draw:line>
        <draw:line draw:style-name="gr11" draw:text-style-name="P3" draw:layer="layout" svg:x1="16.6cm" svg:y1="16.44cm" svg:x2="16.6cm" svg:y2="17.54cm">
          <text:p/>
        </draw:line>
        <draw:line draw:style-name="gr10" draw:text-style-name="P3" draw:layer="layout" svg:x1="14.9cm" svg:y1="15.44cm" svg:x2="21.5cm" svg:y2="15.44cm">
          <text:p/>
        </draw:line>
        <draw:line draw:style-name="gr11" draw:text-style-name="P3" draw:layer="layout" svg:x1="21.5cm" svg:y1="15.44cm" svg:x2="21.5cm" svg:y2="17.54cm">
          <text:p/>
        </draw:line>
        <draw:frame draw:style-name="gr23" draw:text-style-name="P12" draw:layer="layout" svg:width="4.558cm" svg:height="0.64cm" svg:x="14.742cm" svg:y="15.84cm">
          <draw:text-box>
            <text:p text:style-name="P11"><text:span text:style-name="T9">loadLib(so_v1_load_addr)</text:span></text:p>
          </draw:text-box>
        </draw:frame>
        <draw:frame draw:style-name="gr23" draw:text-style-name="P12" draw:layer="layout" svg:width="4.558cm" svg:height="0.64cm" svg:x="17.142cm" svg:y="14.8cm">
          <draw:text-box>
            <text:p text:style-name="P11"><text:span text:style-name="T9">loadLib(so_v2_load_addr)</text:span></text:p>
          </draw:text-box>
        </draw:frame>
      </draw:page>
      <draw:page draw:name="page2" draw:style-name="dp1" draw:master-page-name="Обычный">
        <draw:custom-shape draw:style-name="gr24" draw:text-style-name="P3" draw:layer="layout" svg:width="17.789cm" svg:height="1.146cm" svg:x="1.6cm" svg:y="2.879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4" draw:layer="layout" svg:width="9cm" svg:height="1.146cm" svg:x="4cm" svg:y="2.879cm">
          <text:p text:style-name="P13"><text:span text:style-name="T10">LibMySuperModule.so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8cm" svg:height="1.146cm" svg:x="13cm" svg:y="2.879cm">
          <text:p text:style-name="P13"><text:span text:style-name="T9">Таблица</text:span></text:p>
          <text:p text:style-name="P13"><text:span text:style-name="T9">перемещений</text:span></text:p>
          <draw:enhanced-geometry svg:viewBox="0 0 21600 21600" draw:type="rectangle" draw:enhanced-path="M 0 0 L 21600 0 21600 21600 0 21600 0 0 Z N"/>
        </draw:custom-shape>
        <draw:measure draw:style-name="gr27" draw:text-style-name="P13" draw:layer="measurelines" svg:x1="4cm" svg:y1="2.979cm" svg:x2="15.8cm" svg:y2="2.979cm">
          <text:p text:style-name="P13"><text:s/></text:p>
        </draw:measure>
        <draw:frame draw:style-name="gr28" draw:text-style-name="P4" draw:layer="layout" svg:width="9.155cm" svg:height="0.954cm" svg:x="5.645cm" svg:y="1.079cm">
          <draw:text-box>
            <text:p><text:span text:style-name="T4">Размер модуля после загрузки</text:span></text:p>
          </draw:text-box>
        </draw:frame>
        <draw:measure draw:style-name="gr29" draw:text-style-name="P13" draw:layer="layout" svg:x1="13cm" svg:y1="3.879cm" svg:x2="4cm" svg:y2="3.879cm">
          <text:p text:style-name="P13"><text:s/><text:measure text:kind="unit">cm</text:measure><text:measure text:kind="gap"/></text:p>
        </draw:measure>
        <draw:frame draw:style-name="gr30" draw:text-style-name="P5" draw:layer="layout" svg:width="5.3cm" svg:height="1.343cm" svg:x="6.2cm" svg:y="3.979cm">
          <draw:text-box>
            <text:p><text:span text:style-name="T5">Размер модуля после</text:span></text:p>
            <text:p><text:span text:style-name="T5">привязки к адресам</text:span></text:p>
          </draw:text-box>
        </draw:frame>
        <draw:custom-shape draw:style-name="gr31" draw:text-style-name="P6" draw:layer="layout" svg:width="3.6cm" svg:height="1.146cm" svg:x="15.8cm" svg:y="2.87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6" draw:layer="layout" svg:width="2.4cm" svg:height="1.146cm" svg:x="1.6cm" svg:y="2.879cm">
          <text:p/>
          <draw:enhanced-geometry svg:viewBox="0 0 21600 21600" draw:type="rectangle" draw:enhanced-path="M 0 0 L 21600 0 21600 21600 0 21600 0 0 Z N"/>
        </draw:custom-shape>
        <draw:frame draw:style-name="gr33" draw:text-style-name="P16" draw:layer="layout" svg:width="2.4cm" svg:height="0.797cm" svg:x="1.3cm" svg:y="5.179cm">
          <draw:text-box>
            <text:p text:style-name="P11"><text:span text:style-name="T11">load_adr</text:span></text:p>
          </draw:text-box>
        </draw:frame>
        <draw:frame draw:style-name="gr34" draw:text-style-name="P17" draw:layer="layout" svg:width="7.3cm" svg:height="0.721cm" svg:x="12.3cm" svg:y="5.379cm">
          <draw:text-box>
            <text:p text:style-name="P11"><text:span text:style-name="T10">void* <text:s/>endAdr = soReloc(load_adr);</text:span></text:p>
          </draw:text-box>
        </draw:frame>
        <draw:line draw:style-name="gr35" draw:text-style-name="P3" draw:layer="layout" svg:x1="2.5cm" svg:y1="5.279cm" svg:x2="4cm" svg:y2="4.079cm">
          <text:p/>
        </draw:line>
        <draw:line draw:style-name="gr35" draw:text-style-name="P3" draw:layer="layout" svg:x1="14.2cm" svg:y1="5.479cm" svg:x2="13cm" svg:y2="3.979cm">
          <text:p/>
        </draw:line>
        <draw:custom-shape draw:style-name="gr36" draw:text-style-name="P14" draw:layer="layout" svg:width="3.9cm" svg:height="1.146cm" svg:x="2.7cm" svg:y="8.3cm">
          <text:p text:style-name="P13"><text:span text:style-name="T10">+00 </text:span></text:p>
          <text:p text:style-name="P13"><text:span text:style-name="T10">Заголовок16 байт</text:span></text:p>
          <draw:enhanced-geometry svg:viewBox="0 0 21600 21600" draw:type="rectangle" draw:enhanced-path="M 0 0 L 21600 0 21600 21600 0 21600 0 0 Z N"/>
        </draw:custom-shape>
        <draw:custom-shape draw:style-name="gr37" draw:text-style-name="P14" draw:layer="layout" svg:width="3.3cm" svg:height="1.146cm" svg:x="6.6cm" svg:y="8.3cm">
          <text:p text:style-name="P13"><text:span text:style-name="T10">+16</text:span></text:p>
          <text:p text:style-name="P13"><text:span text:style-name="T10">Jp onLoadInit</text:span></text:p>
          <draw:enhanced-geometry svg:viewBox="0 0 21600 21600" draw:type="rectangle" draw:enhanced-path="M 0 0 L 21600 0 21600 21600 0 21600 0 0 Z N"/>
        </draw:custom-shape>
        <draw:custom-shape draw:style-name="gr37" draw:text-style-name="P18" draw:layer="layout" svg:width="3.3cm" svg:height="1.146cm" svg:x="9.9cm" svg:y="8.3cm">
          <text:p text:style-name="P13"><text:span text:style-name="T10">+19</text:span></text:p>
          <text:p text:style-name="P13"><text:span text:style-name="T10">Jp f1 <text:s/>… <text:s/>Jp fn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8cm" svg:height="1.146cm" svg:x="16.9cm" svg:y="8.3cm">
          <text:p text:style-name="P13"><text:span text:style-name="T9">Код и данные</text:span></text:p>
          <text:p text:style-name="P13"><text:span text:style-name="T9">модуля</text:span></text:p>
          <draw:enhanced-geometry svg:viewBox="0 0 21600 21600" draw:type="rectangle" draw:enhanced-path="M 0 0 L 21600 0 21600 21600 0 21600 0 0 Z N"/>
        </draw:custom-shape>
        <draw:custom-shape draw:style-name="gr26" draw:text-style-name="P15" draw:layer="layout" svg:width="2.8cm" svg:height="1.146cm" svg:x="19.7cm" svg:y="8.3cm">
          <text:p text:style-name="P13"><text:span text:style-name="T9">Таблица</text:span></text:p>
          <text:p text:style-name="P13"><text:span text:style-name="T9">перемещений</text:span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3.7cm" svg:height="1.146cm" svg:x="13.2cm" svg:y="8.3cm">
          <text:p><text:span text:style-name="T12">FuncNames</text:span></text:p>
          <text:p><text:span text:style-name="T12">(имена функций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1" svg:font-family="FreeSans" style:font-family-generic="swiss"/>
    <style:font-face style:name="FreeSans" svg:font-family="FreeSans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iberation Sans2" svg:font-family="'Liberation Sans'" style:font-family-generic="system" style:font-pitch="variable"/>
  </office:font-face-decls>
  <office:styles>
    <draw:fill-image draw:name="_33_0_20_Percent" draw:display-name="30 Percent" xlink:href="Pictures/1000000000000008000000089E8D4D2D384861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Liberation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" style:font-family-asian="FreeSans" style:font-pitch-asian="variable" style:font-size-asian="12pt" style:language-asian="hi" style:country-asian="IN"/>
    </style:style>
    <style:style style:name="Заголовок_20_3" style:display-name="Заголовок 3" style:family="graphic">
      <style:paragraph-properties fo:margin-top="0.436cm" fo:margin-bottom="0.374cm" fo:text-align="start" style:text-autospace="none"/>
      <style:text-properties style:font-name="Times New Roman" fo:font-family="'Times New Roman'" style:font-family-generic="roman" style:font-pitch="variable" fo:font-size="14pt" fo:font-weight="bold" style:font-name-asian="FreeSans" style:font-family-asian="FreeSans" style:font-pitch-asian="variable" style:font-size-asian="14pt" style:font-weight-asian="normal" style:font-weight-complex="bold"/>
    </style:style>
    <style:style style:name="Заголовок_20_5" style:display-name="Заголовок 5" style:family="graphic">
      <style:paragraph-properties fo:margin-top="0.374cm" fo:margin-bottom="0.187cm" style:text-autospace="none"/>
      <style:text-properties style:font-name="Liberation Sans1" fo:font-family="'Liberation Sans', Arial" style:font-family-generic="swiss" style:font-pitch="variable" fo:font-size="11.5pt" fo:font-weight="bold" style:font-name-asian="FreeSans" style:font-family-asian="FreeSans" style:font-pitch-asian="variable" style:font-size-asian="11.5pt" style:font-weight-asian="bold" style:font-weight-complex="bold"/>
    </style:style>
    <style:style style:name="Заголовок_20_6" style:display-name="Заголовок 6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FreeSans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Заголовок_20_7" style:display-name="Заголовок 7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weight="bold" style:font-name-asian="FreeSans" style:font-family-asian="FreeSans" style:font-pitch-asian="variable" style:font-size-asian="11pt" style:font-weight-asian="bold" style:font-weight-complex="bold"/>
    </style:style>
    <style:style style:name="Заголовок_20_8" style:display-name="Заголовок 8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FreeSans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Заголовок_20_9" style:display-name="Заголовок 9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Символ_20_нумерации" style:display-name="Символ нумераци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Ссылка_20_указателя" style:display-name="Ссылка указателя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главление_20_3" style:display-name="Оглавление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Указатель" style:family="graphic">
      <style:paragraph-properties style:text-autospace="none"/>
      <style:text-properties style:font-name-asian="FreeSans1" style:font-family-asian="FreeSans" style:font-family-generic-asian="swiss"/>
    </style:style>
    <style:style style:name="Заголовок_20_таблицы" style:display-name="Заголовок таблицы" style:family="graphic">
      <style:paragraph-properties fo:text-align="center" style:text-autospace="none"/>
      <style:text-properties fo:font-weight="bold" style:font-weight-asian="bold" style:font-weight-complex="bold"/>
    </style:style>
    <style:style style:name="Содержимое_20_таблицы" style:display-name="Содержимое таблицы" style:family="graphic">
      <style:paragraph-properties style:text-autospace="none"/>
    </style:style>
    <style:style style:name="Таблица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Оглавление_20_2" style:display-name="Оглавление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Заголовок_20_10" style:display-name="Заголовок 10" style:family="graphic">
      <style:paragraph-properties fo:margin-top="0.187cm" fo:margin-bottom="0.187cm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Блочная_20_цитата" style:display-name="Блочная цитата" style:family="graphic">
      <style:paragraph-properties fo:margin-left="1.764cm" fo:margin-right="5.292cm" fo:margin-top="0cm" fo:margin-bottom="0.88cm" fo:text-align="justify" fo:text-indent="0cm" style:text-autospace="none"/>
      <style:text-properties style:font-name="Times New Roman1" fo:font-family="'Times New Roman'" style:font-pitch="variable" fo:font-style="italic" fo:font-weight="bold" style:font-style-asian="italic" style:font-weight-asian="bold" style:font-name-complex="Times New Roman1" style:font-family-complex="'Times New Roman'" style:font-pitch-complex="variable" style:font-size-complex="10pt" style:font-style-complex="italic" style:font-weight-complex="bold"/>
    </style:style>
    <style:style style:name="Содержимое_20_врезки" style:display-name="Содержимое врезки" style:family="graphic">
      <style:paragraph-properties style:text-autospace="none"/>
    </style:style>
    <style:style style:name="Рис.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Оглавление_20_1" style:display-name="Оглавление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1" style:font-family-asian="FreeSans" style:font-family-generic-asian="swiss"/>
    </style:style>
    <style:style style:name="Заголовок_20_оглавления" style:display-name="Заголовок оглавления" style:family="graphic">
      <style:paragraph-properties fo:margin-left="0cm" fo:margin-right="0cm" fo:margin-top="0.746cm" fo:margin-bottom="0.374cm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Список" style:family="graphic">
      <style:paragraph-properties fo:margin-top="0cm" fo:margin-bottom="0.441cm" fo:line-height="100%" fo:text-align="justify" style:text-autospace="none"/>
      <style:text-properties style:font-name="Times New Roman1" fo:font-family="'Times New Roman'" style:font-pitch="variable" style:font-name-asian="FreeSans1" style:font-family-asian="FreeSans" style:font-family-generic-asian="swiss"/>
    </style:style>
    <style:style style:name="Иллюстрация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7:35:38.940575723</meta:creation-date>
    <dc:date>2018-12-26T15:28:16.574876681</dc:date>
    <meta:editing-duration>PT1H9M19S</meta:editing-duration>
    <meta:editing-cycles>53</meta:editing-cycles>
    <meta:generator>LibreOffice/6.0.6.2$Linux_X86_64 LibreOffice_project/00m0$Build-2</meta:generator>
    <meta:document-statistic meta:object-count="59"/>
  </office:meta>
</office:document-meta>
</file>